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2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6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7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7:38:45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20T19:16:21.079000000</dc:date>
    <meta:editing-duration>P24DT7H23M23S</meta:editing-duration>
    <meta:editing-cycles>698</meta:editing-cycles>
    <meta:generator>LibreOffice/4.4.7.2$Windows_x86 LibreOffice_project/f3153a8b245191196a4b6b9abd1d0da16eead600</meta:generator>
    <meta:document-statistic meta:table-count="3" meta:cell-count="2513" meta:object-count="0"/>
  </office:meta>
</office:document-meta>
</file>